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Resolver.putChecksum( Artifact artifact , File src , String dest , boolean overwrite , String algorith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sitoryResolver.put( Artifact artifact , File src , String dest , boolean overwri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sitoryResolver.get( Resource resource , File d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sitoryResolver.setRepository( Repository 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Resolver.getResource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Resolver.listTokenValues( String pattern , String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Resolver.findResourceUsingPattern( ModuleRevisionId mrid , String pattern , Artifact artifact , ResourceMDParser rmdparser , Date dat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RepositoryResolver.setAlwaysCheckExactRevision( boolean alwaysCheckExact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Resolver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Resolver.set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sitoryResolver.publish( Artifact artifact , File src , boolean overwri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positoryResolver.Repositor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Resolver.ge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Resolver.dump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Resolver.listResources( Repository repository , ModuleRevisionId mrid , String pattern ,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Resolver.exist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sitoryResolver.setSettings( ResolverSettings sett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sitoryResolver.findTokenValues( Collection names , List patterns , Map tokenValues , String 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sitoryResolver.findDynamicResourceUsingPattern( ResourceMDParser rmdparser , ModuleRevisionId mrid , String pattern , Artifact artifact , Date d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positoryResolver.isAlwaysCheckExactRevi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Resolver.download( Artifact [ ] artifacts , DownloadOptions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ositoryResolver.getDestination( String pattern , Artifact artifact , ModuleRevisionId 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